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d424" officeooo:paragraph-rsid="0012d424"/>
    </style:style>
    <style:style style:name="P2" style:family="paragraph" style:parent-style-name="Standard">
      <style:paragraph-properties fo:text-align="center" style:justify-single-word="false"/>
      <style:text-properties fo:font-weight="bold" officeooo:rsid="0012d424" officeooo:paragraph-rsid="0012d424" style:font-weight-asian="bold" style:font-weight-complex="bold"/>
    </style:style>
    <style:style style:name="P3" style:family="paragraph" style:parent-style-name="Standard">
      <style:text-properties officeooo:rsid="0016ebaa" officeooo:paragraph-rsid="0016ebaa"/>
    </style:style>
    <style:style style:name="P4" style:family="paragraph" style:parent-style-name="Standard">
      <style:text-properties officeooo:rsid="0016ebaa" officeooo:paragraph-rsid="00218aad"/>
    </style:style>
    <style:style style:name="P5" style:family="paragraph" style:parent-style-name="Standard">
      <style:text-properties officeooo:rsid="001b8b0f" officeooo:paragraph-rsid="001b8b0f"/>
    </style:style>
    <style:style style:name="P6" style:family="paragraph" style:parent-style-name="Standard">
      <style:text-properties officeooo:rsid="001b8b0f" officeooo:paragraph-rsid="00243b83"/>
    </style:style>
    <style:style style:name="P7" style:family="paragraph" style:parent-style-name="Standard">
      <style:text-properties fo:font-style="normal" fo:font-weight="normal" officeooo:rsid="00170cc9" officeooo:paragraph-rsid="00243b83"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243b83" style:font-weight-asian="bold" style:font-weight-complex="bold"/>
    </style:style>
    <style:style style:name="T3" style:family="text">
      <style:text-properties fo:font-weight="bold" officeooo:rsid="0024d3b6" style:font-weight-asian="bold" style:font-weight-complex="bold"/>
    </style:style>
    <style:style style:name="T4" style:family="text">
      <style:text-properties fo:font-style="italic" officeooo:rsid="00243b83" style:font-style-asian="italic" style:font-style-complex="italic"/>
    </style:style>
    <style:style style:name="T5" style:family="text">
      <style:text-properties officeooo:rsid="00145f61"/>
    </style:style>
    <style:style style:name="T6" style:family="text">
      <style:text-properties officeooo:rsid="001a9a95"/>
    </style:style>
    <style:style style:name="T7" style:family="text">
      <style:text-properties officeooo:rsid="00218aad"/>
    </style:style>
    <style:style style:name="T8" style:family="text">
      <style:text-properties officeooo:rsid="00243b83"/>
    </style:style>
    <style:style style:name="T9" style:family="text">
      <style:text-properties officeooo:rsid="0024d3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text:span text:style-name="T8">DHT</text:span></text:p>
      <text:p text:style-name="P1"/>
      <text:p text:style-name="P7">This module manages communications with the DHT-11, DHT-12, DHT-21, DHT-22 and AM2301 devices, using a single pin per module.<text:line-break/><text:line-break/>The main properties are:<text:line-break/><text:span text:style-name="T1">Board</text:span>: Board instance to which it belongs.<text:line-break/><text:span text:style-name="T1">Pin</text:span>: Pin used for the module, it is checked only when trying to activate the corresponding instance, showing an error if that were the case, it is also checked if the pin is assigned to another instance or belongs to an active module.<text:line-break/><text:span text:style-name="T1">SensorType</text:span>: Type of sensor (chip).<text:line-break/><text:line-break/>Important events:<text:line-break/><text:span text:style-name="T1">OnDHTData</text:span>: Reports the data requested from the device via <text:span text:style-name="T1">Attach</text:span> <text:span text:style-name="T9">function</text:span>.<text:line-break/><text:line-break/><text:span text:style-name="T1">OnEnabled</text:span> event is fired after the instance is activated, and the attach and <text:span text:style-name="T1">OnDisabled</text:span> are sent after the instance is deactivated.<text:line-break/><text:line-break/> <text:line-break/>The most important functions:<text:line-break/><text:span text:style-name="T1">Attach</text:span>:Assigns a device to a pin and/or reads data from the device.<text:line-break/><text:span text:style-name="T1">Detach</text:span>: Releases the pi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3-08T16:41:54.758756013</meta:creation-date>
    <dc:date>2023-01-14T19:53:13.989000000</dc:date>
    <meta:editing-duration>PT2H4M1S</meta:editing-duration>
    <meta:editing-cycles>15</meta:editing-cycles>
    <meta:generator>LibreOffice/7.3.4.2$Windows_X86_64 LibreOffice_project/728fec16bd5f605073805c3c9e7c4212a0120dc5</meta:generator>
    <meta:document-statistic meta:table-count="0" meta:image-count="0" meta:object-count="0" meta:page-count="1" meta:paragraph-count="2" meta:word-count="133" meta:character-count="822" meta:non-whitespace-character-count="685"/>
  </office:meta>
</office:document-meta>
</file>